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66pt"/>
    </style:style>
    <style:style style:name="co2" style:family="table-column">
      <style:table-column-properties fo:break-before="auto" style:column-width="156.44pt"/>
    </style:style>
    <style:style style:name="co3" style:family="table-column">
      <style:table-column-properties fo:break-before="auto" style:column-width="168.94pt"/>
    </style:style>
    <style:style style:name="co4" style:family="table-column">
      <style:table-column-properties fo:break-before="auto" style:column-width="153.5pt"/>
    </style:style>
    <style:style style:name="co5" style:family="table-column">
      <style:table-column-properties fo:break-before="auto" style:column-width="243.41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268.1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64pt" fo:break-before="auto" style:use-optimal-row-height="true"/>
    </style:style>
    <style:style style:name="ro3" style:family="table-row">
      <style:table-row-properties style:row-height="46.15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35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="0.74pt solid #000000"/>
      <style:text-properties fo:font-size="9pt" style:font-size-asian="9pt" style:font-size-complex="9pt"/>
    </style:style>
  </office:automatic-styles>
  <office:body>
    <office:spreadsheet>
      <table:calculation-settings table:automatic-find-labels="false"/>
      <table:table table:name="STMP15x-BASE-SOM-EVB_Rev_B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style-name="ce3"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6,R89,R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0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2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2,R17,R18,R19,R22,R24,R41,</text:p>
            <text:p>R42,R67,R75,R76,R78,R81,R7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0R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37,R40,R5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,R46,R4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8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8,R49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5,R68,R69,R70,R71,R72,</text:p>
            <text:p>R74,R8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,R7,R9,R10,R11,R26,R27,</text:p>
            <text:p>R31,R34,R45,R5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6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8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4,R6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6,R14,R16,R21,R25,R28,</text:p>
            <text:p>R29,R32,R33,R36,R39,R52,R57,</text:p>
            <text:p>R58,R59,R60,R62,R73,R77,</text:p>
            <text:p>R82,R8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5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4,R8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0805_(4X0402)_22R</text:p>
          </table:table-cell>
          <table:table-cell table:style-name="ce5" office:value-type="string" calcext:value-type="string">
            <text:p>RA0805_(4X0402)_xx_BIGGEROUTPADS</text:p>
          </table:table-cell>
          <table:table-cell office:value-type="string" calcext:value-type="string">
            <text:p>RM1,RM3,RM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0805_(4X0402)_4.7k</text:p>
          </table:table-cell>
          <table:table-cell table:style-name="ce5" office:value-type="string" calcext:value-type="string">
            <text:p>RA0805_(4X0402)_xx_BIGGEROUTPADS</text:p>
          </table:table-cell>
          <table:table-cell office:value-type="string" calcext:value-type="string">
            <text:p>RM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pF/50V/5%/CO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47,C4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10%/X7R/C1206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8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nF/50V/10%/X5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43</text:p>
          </table:table-cell>
          <table:table-cell table:number-columns-repeated="1020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100nF/10V/10%/X5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,C11,C12,C14,C15,C17,C18,</text:p>
            <text:p>C19,C20,C21,C22,C23,C25,C28,</text:p>
            <text:p>C29,C33,C38,C39,C40,C41,C44,</text:p>
            <text:p>C45,C51,C53,C54,C56,C57,C59,</text:p>
            <text:p>C61,C62,C63,C77,C78,C79,</text:p>
            <text:p>C83,C8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uF/10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6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7,C8,C26,C27,C34,C36,C37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,C5,C9,C13,C16,C46,C49,</text:p>
            <text:p>C52,C58,C60</text:p>
          </table:table-cell>
          <table:table-cell table:number-columns-repeated="1020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2,C3,C4,C30,C31,C35,C50,</text:p>
            <text:p>C55,C65,C66,C67,C68,C69,</text:p>
            <text:p>C70,C8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19S4(SOD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DO214AA_1(K)-2(A)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H/3A/YS75/7x8</text:p>
          </table:table-cell>
          <table:table-cell office:value-type="string" calcext:value-type="string">
            <text:p>YS75_7X8MM</text:p>
          </table:table-cell>
          <table:table-cell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2,L3,L4,L5,L6,L7,L8,L9,L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RLML6402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3,FET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25MHz/20pF/20ppm/</text:p>
            <text:p>4P/3.2x2.5mm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-1206</text:p>
          </table:table-cell>
          <table:table-cell office:value-type="string" calcext:value-type="string">
            <text:p>FUSE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DS314DBVR(SOT-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TVS1,TVS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66121FN(QFN-64)</text:p>
          </table:table-cell>
          <table:table-cell office:value-type="string" calcext:value-type="string">
            <text:p>QFN64_9x9mm_Pitch_0.5mm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SZ9031RNXCC-TR/QFN48</text:p>
          </table:table-cell>
          <table:table-cell office:value-type="string" calcext:value-type="string">
            <text:p>QFN48_1DRILL(PADPITCH-0.5MM)</text:p>
          </table:table-cell>
          <table:table-cell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10,U11,U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T1050T(SOIC-8_150mil)</text:p>
          </table:table-cell>
          <table:table-cell office:value-type="string" calcext:value-type="string">
            <text:p>SOIC-8_150mil</text:p>
          </table:table-cell>
          <table:table-cell office:value-type="string" calcext:value-type="string">
            <text:p>U8,U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8388(QFN28)</text:p>
          </table:table-cell>
          <table:table-cell office:value-type="string" calcext:value-type="string">
            <text:p>QFN28_EP(29)_4.076x4.076x0.9m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DA4510CTA(SOT23-3)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D1117AG-AD-AA3-A-R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FC-WPAPR-08-LF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AMERA-OV2640-120</text:p>
            <text:p>(FPV-WZB21-24-LF)</text:p>
          </table:table-cell>
          <table:table-cell office:value-type="string" calcext:value-type="string">
            <text:p>OV2640(FPV-WZB21-24-LF)</text:p>
          </table:table-cell>
          <table:table-cell office:value-type="string" calcext:value-type="string">
            <text:p>CAM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_A_VERTICAL</text:p>
          </table:table-cell>
          <table:table-cell office:value-type="string" calcext:value-type="string">
            <text:p>USB_A_VERTICAL_PTH</text:p>
          </table:table-cell>
          <table:table-cell office:value-type="string" calcext:value-type="string">
            <text:p>USB1,USB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OTG(MSB-SW-5AB-LF)</text:p>
          </table:table-cell>
          <table:table-cell office:value-type="string" calcext:value-type="string">
            <text:p>USB_MINI_9PIN</text:p>
          </table:table-cell>
          <table:table-cell office:value-type="string" calcext:value-type="string">
            <text:p>USB-OT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LiPo_BA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WRJ-2mm(YDJ-1134)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3</text:p>
          </table:table-cell>
          <table:table-cell office:value-type="string" calcext:value-type="string">
            <text:p>DBG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B3-3.5mm(HD-351_3P)</text:p>
          </table:table-cell>
          <table:table-cell office:value-type="string" calcext:value-type="string">
            <text:p>TB3-3.5mm</text:p>
          </table:table-cell>
          <table:table-cell office:value-type="string" calcext:value-type="string">
            <text:p>CAN1,CAN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M211Q01FM22</text:p>
          </table:table-cell>
          <table:table-cell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-B-V-10-LF</text:p>
          </table:table-cell>
          <table:table-cell office:value-type="string" calcext:value-type="string">
            <text:p>GBH-254-SMT-10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-B-V-40-LF</text:p>
          </table:table-cell>
          <table:table-cell office:value-type="string" calcext:value-type="string">
            <text:p>GBH-254-SMT-40</text:p>
          </table:table-cell>
          <table:table-cell office:value-type="string" calcext:value-type="string">
            <text:p>EXT1,RGB-LC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-V-20-LF(GBH254SMT-20)</text:p>
          </table:table-cell>
          <table:table-cell office:value-type="string" calcext:value-type="string">
            <text:p>GBH-254-SMT-20</text:p>
          </table:table-cell>
          <table:table-cell office:value-type="string" calcext:value-type="string">
            <text:p>EX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PA-VZA2-15-LF</text:p>
          </table:table-cell>
          <table:table-cell office:value-type="string" calcext:value-type="string">
            <text:p>TE_1-1734248-5</text:p>
          </table:table-cell>
          <table:table-cell office:value-type="string" calcext:value-type="string">
            <text:p>MiPi-LCD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J-3.5-365-3P</text:p>
            <text:p>(SCJ325P00XG0B02G)</text:p>
          </table:table-cell>
          <table:table-cell office:value-type="string" calcext:value-type="string">
            <text:p>SCJ325P00XG0B02G</text:p>
          </table:table-cell>
          <table:table-cell office:value-type="string" calcext:value-type="string">
            <text:p>MICROPHONE1,</text:p>
            <text:p>HEADPHONES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F12(3.0)-40DS-0.5V(51)</text:p>
          </table:table-cell>
          <table:table-cell table:style-name="ce6" office:value-type="string" calcext:value-type="string">
            <text:p>Flash_Con[DF12(3.0)-40DS-0.5V(86)]</text:p>
          </table:table-cell>
          <table:table-cell office:value-type="string" calcext:value-type="string">
            <text:p>Flash_Con1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LE-PAV16X-2x20-HIGH</text:p>
          </table:table-cell>
          <table:table-cell table:style-name="ce5" office:value-type="string" calcext:value-type="string">
            <text:p>GPH127SMT-02X20(PA-V16X-2X20-LF)</text:p>
          </table:table-cell>
          <table:table-cell office:value-type="string" calcext:value-type="string">
            <text:p>GPIO1,GPIO2,GPIO3,GPIO4,</text:p>
            <text:p>GPIO5,GPIO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DMI-SWM-19</text:p>
          </table:table-cell>
          <table:table-cell office:value-type="string" calcext:value-type="string">
            <text:p>HDMI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HP04TS-S</text:p>
          </table:table-cell>
          <table:table-cell office:value-type="string" calcext:value-type="string">
            <text:p>DSHP04TS-S-1.27mm_Half_4_Slide</text:p>
          </table:table-cell>
          <table:table-cell office:value-type="string" calcext:value-type="string">
            <text:p>BOOT_SW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TS-A016-X</text:p>
          </table:table-cell>
          <table:table-cell office:value-type="string" calcext:value-type="string">
            <text:p>RST1,PWR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ed(2-3)/Closed(1-2)</text:p>
          </table:table-cell>
          <table:table-cell office:value-type="string" calcext:value-type="string">
            <text:p>SJ_2_SMALL_12_TIED</text:p>
          </table:table-cell>
          <table:table-cell office:value-type="string" calcext:value-type="string">
            <text:p>3.3V/5.0V1,3.3V/5.0V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_1_SMALLER</text:p>
          </table:table-cell>
          <table:table-cell office:value-type="string" calcext:value-type="string">
            <text:p>5V_E1,CAN_T1,CAN_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/20%/X5R/C0603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100nF/10V/10%/X5R/C0402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32,C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HN1x2</text:p>
          </table:table-cell>
          <table:table-cell office:value-type="string" calcext:value-type="string">
            <text:p>BACKUP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5pF/C0402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4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2,R91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A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1,R13,R15,R35,R38,R43,R44,</text:p>
            <text:p>R66,R56,R8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AB-VCR-010-LF)</text:p>
          </table:table-cell>
          <table:table-cell office:value-type="string" calcext:value-type="string">
            <text:p>HAB-VCR-010-LF</text:p>
          </table:table-cell>
          <table:table-cell office:value-type="string" calcext:value-type="string">
            <text:p>ARM-JTAG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4pF/50V/5%/COG/C0402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80,C82,C8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(SLP2510P8))</text:p>
          </table:table-cell>
          <table:table-cell office:value-type="string" calcext:value-type="string">
            <text:p>SLP2510P8_TEST</text:p>
          </table:table-cell>
          <table:table-cell office:value-type="string" calcext:value-type="string">
            <text:p>U5,U3,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R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47uF/6.3V/20%/X5R/C0805)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71,C72,C73,C74,C75,C7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5025)</text:p>
          </table:table-cell>
          <table:table-cell office:value-type="string" calcext:value-type="string">
            <text:p>FUSE-5025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7nH/L0402)</text:p>
          </table:table-cell>
          <table:table-cell office:value-type="string" calcext:value-type="string">
            <text:p>L_0402_5MIL_DWS</text:p>
          </table:table-cell>
          <table:table-cell office:value-type="string" calcext:value-type="string">
            <text:p>L10,L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MCP121T475I-TT(SOT23-3))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560pF/50V/5%/NP0/C0603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87,C88,C89,C9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0R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7,R88</text:p>
          </table:table-cell>
          <table:table-cell table:number-columns-repeated="1020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cale-to="105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3-04-12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12T15:05:33.039277643</dc:date>
    <meta:editing-duration>PT2H44M24S</meta:editing-duration>
    <meta:editing-cycles>58</meta:editing-cycles>
    <meta:generator>LibreOffice/5.1.6.2$Linux_X86_64 LibreOffice_project/10m0$Build-2</meta:generator>
    <meta:document-statistic meta:table-count="1" meta:cell-count="344" meta:object-count="0"/>
  </office:meta>
</office:document-meta>
</file>